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P2" style:parent-style-name="Heading1" style:family="paragraph">
      <style:text-properties style:font-name="Times New Roman" style:font-name-complex="Times New Roman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 fo:font-size="11pt" style:font-size-asian="11pt" style:font-size-complex="11pt"/>
    </style:style>
    <style:style style:name="P6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2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" style:parent-style-name="Hyperlink" style:family="text">
      <style:text-properties fo:font-weight="bold" style:font-weight-asian="bold" fo:font-size="11pt" style:font-size-asian="11pt" style:font-size-complex="11pt"/>
    </style:style>
    <style:style style:name="P16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color="#000000" fo:font-size="11pt" style:font-size-asian="11pt" style:font-size-complex="11pt"/>
    </style:style>
    <style:style style:name="P17" style:parent-style-name="Standard" style:family="paragraph">
      <style:paragraph-properties fo:margin-bottom="0.0833in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P33" style:parent-style-name="Standard" style:family="paragraph">
      <style:paragraph-properties fo:margin-bottom="0.0833in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/>
    </style:style>
    <style:style style:name="P41" style:parent-style-name="Standard" style:family="paragraph">
      <style:paragraph-properties fo:margin-bottom="0.0833in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P56" style:parent-style-name="Standard" style:family="paragraph">
      <style:paragraph-properties fo:margin-bottom="0.0833in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P72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73" style:parent-style-name="Standard" style:family="paragraph">
      <style:paragraph-properties fo:margin-bottom="0.0833in"/>
    </style:style>
    <style:style style:name="T74" style:parent-style-name="DefaultParagraphFont" style:family="text">
      <style:text-properties fo:font-size="11pt" style:font-size-asian="11pt" style:font-size-complex="11pt"/>
    </style:style>
    <style:style style:name="T75" style:parent-style-name="DefaultParagraphFont" style:family="text">
      <style:text-properties fo:font-size="11pt" style:font-size-asian="11pt" style:font-size-complex="11pt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P88" style:parent-style-name="Standard" style:family="paragraph">
      <style:paragraph-properties fo:margin-bottom="0.0833in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P99" style:parent-style-name="Standard" style:family="paragraph">
      <style:paragraph-properties fo:margin-bottom="0.0833in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T103" style:parent-style-name="DefaultParagraphFont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/>
    </style:style>
    <style:style style:name="P113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/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DefaultParagraphFont" style:family="text">
      <style:text-properties fo:font-size="11pt" style:font-size-asian="11pt" style:font-size-complex="11pt"/>
    </style:style>
    <style:style style:name="T119" style:parent-style-name="DefaultParagraphFont" style:family="text">
      <style:text-properties fo:font-size="11pt" style:font-size-asian="11pt" style:font-size-complex="11pt"/>
    </style:style>
    <style:style style:name="T120" style:parent-style-name="DefaultParagraphFont" style:family="text">
      <style:text-properties fo:font-size="11pt" style:font-size-asian="11pt" style:font-size-complex="11pt"/>
    </style:style>
    <style:style style:name="T121" style:parent-style-name="DefaultParagraphFont" style:family="text">
      <style:text-properties fo:font-size="11pt" style:font-size-asian="11pt" style:font-size-complex="11pt"/>
    </style:style>
    <style:style style:name="T122" style:parent-style-name="DefaultParagraphFont" style:family="text">
      <style:text-properties fo:font-size="11pt" style:font-size-asian="11pt" style:font-size-complex="11pt"/>
    </style:style>
    <style:style style:name="T123" style:parent-style-name="DefaultParagraphFont" style:family="text">
      <style:text-properties fo:font-size="11pt" style:font-size-asian="11pt" style:font-size-complex="11pt"/>
    </style:style>
    <style:style style:name="T124" style:parent-style-name="DefaultParagraphFont" style:family="text">
      <style:text-properties fo:font-size="11pt" style:font-size-asian="11pt" style:font-size-complex="11pt"/>
    </style:style>
    <style:style style:name="T125" style:parent-style-name="DefaultParagraphFont" style:family="text">
      <style:text-properties fo:font-size="11pt" style:font-size-asian="11pt" style:font-size-complex="11pt"/>
    </style:style>
    <style:style style:name="T126" style:parent-style-name="DefaultParagraphFont" style:family="text">
      <style:text-properties fo:font-size="11pt" style:font-size-asian="11pt" style:font-size-complex="11pt"/>
    </style:style>
    <style:style style:name="T127" style:parent-style-name="DefaultParagraphFont" style:family="text">
      <style:text-properties fo:font-size="11pt" style:font-size-asian="11pt" style:font-size-complex="11pt"/>
    </style:style>
    <style:style style:name="P128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29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</style:style>
    <style:style style:name="T1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3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5" style:parent-style-name="Standard" style:family="paragraph">
      <style:paragraph-properties fo:text-align="center"/>
      <style:text-properties fo:color="#000000" fo:font-size="11pt" style:font-size-asian="11pt" style:font-size-complex="11pt"/>
    </style:style>
    <style:style style:name="P136" style:parent-style-name="Standard" style:family="paragraph">
      <style:paragraph-properties fo:text-align="center"/>
    </style:style>
    <style:style style:name="T137" style:parent-style-name="DefaultParagraphFont" style:family="text">
      <style:text-properties fo:color="#000000" fo:font-size="11pt" style:font-size-asian="11pt" style:font-size-complex="11pt"/>
    </style:style>
    <style:style style:name="T138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39" style:parent-style-name="DefaultParagraphFont" style:family="text">
      <style:text-properties fo:color="#000000" fo:font-size="11pt" style:font-size-asian="11pt" style:font-size-complex="11pt"/>
    </style:style>
    <style:style style:name="P140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41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text-align="center"/>
    </style:style>
    <style:style style:name="T14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fo:font-size="11pt" style:font-size-asian="11pt" style:font-size-complex="11pt"/>
    </style:style>
    <style:style style:name="T1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1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3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54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6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61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fo:font-size="11pt" style:font-size-asian="11pt" style:font-size-complex="11pt"/>
    </style:style>
    <style:style style:name="P163" style:parent-style-name="Standard" style:family="paragraph">
      <style:paragraph-properties fo:text-indent="0.5in"/>
      <style:text-properties fo:font-size="11pt" style:font-size-asian="11pt" style:font-size-complex="11pt"/>
    </style:style>
    <style:style style:name="P164" style:parent-style-name="Standard" style:family="paragraph">
      <style:paragraph-properties fo:text-indent="0.5in"/>
      <style:text-properties fo:font-size="11pt" style:font-size-asian="11pt" style:font-size-complex="11pt"/>
    </style:style>
    <style:style style:name="P165" style:parent-style-name="Teri" style:family="paragraph">
      <style:paragraph-properties fo:text-indent="0.5in"/>
      <style:text-properties style:font-name="Times New Roman" style:font-name-complex="Times New Roman" fo:font-size="11pt" style:font-size-asian="11pt" style:font-size-complex="11pt"/>
    </style:style>
    <style:style style:name="P16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6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68" style:parent-style-name="Standard" style:family="paragraph">
      <style:paragraph-properties fo:border="0.0034in solid #000000" fo:padding="0.0138in" style:shadow="none" fo:text-align="center"/>
    </style:style>
    <style:style style:name="T16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71" style:parent-style-name="Standard" style:family="paragraph">
      <style:paragraph-properties fo:border="0.0034in solid #000000" fo:padding="0.0138in" style:shadow="none" fo:text-align="center"/>
      <style:text-properties fo:font-size="11pt" style:font-size-asian="11pt" style:font-size-complex="11pt"/>
    </style:style>
    <style:style style:name="P172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fo:font-size="11pt" style:font-size-asian="11pt" style:font-size-complex="11pt"/>
    </style:style>
    <style:style style:name="P1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4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76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77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78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79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82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83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84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8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86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87" style:parent-style-name="BodyText2" style:family="paragraph">
      <style:paragraph-properties fo:text-align="center"/>
    </style:style>
    <style:style style:name="T188" style:parent-style-name="DefaultParagraphFont" style:family="text">
      <style:text-properties style:font-name="Times New Roman" style:font-name-complex="Times New Roman" style:letter-kerning="false" style:font-size-complex="12pt"/>
    </style:style>
  </office:automatic-styles>
  <office:body>
    <office:text text:use-soft-page-breaks="true">
      <text:p text:style-name="P1">Applied Math 2024 – Spring In-service Registration</text:p>
      <text:h text:style-name="P2" text:outline-level="1">In-service Registration Fee: $185.00 ($200.00 on-site)</text:h>
      <text:p text:style-name="P3">(Includes continental breakfast, lunch and six (6) STEM Clock Hours)</text:p>
      <text:p text:style-name="P4"><text:tab/></text:p>
      <text:p text:style-name="P5">Send Registration to:<text:tab/><text:tab/><text:tab/>Washington Applied Math Council (WAMC)</text:p>
      <text:p text:style-name="P6">C/O WAMC Registration</text:p>
      <text:p text:style-name="P7">PO BOX 1041</text:p>
      <text:p text:style-name="P8"><text:span text:style-name="T9">Tenino, WA 98589</text:span></text:p>
      <text:p text:style-name="P10"><text:span text:style-name="T11">Phone: (509) 800-7336</text:span></text:p>
      <text:p text:style-name="P12">Fax: (360) 264-7564</text:p>
      <text:p text:style-name="P13"><text:span text:style-name="T14">E-mail to: <text:s/></text:span><text:a xlink:href="mailto:dcomsia@gmail.com" office:target-frame-name="_top" xlink:show="replace"><text:span text:style-name="T15">katiewamc@gmail.com</text:span></text:a></text:p>
      <text:p text:style-name="P16"><text:tab/></text:p>
      <text:p text:style-name="P17"><text:span text:style-name="T18">Name:<text:s/></text:span><text:span text:style-name="T19"><text:s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text:s text:c="9"/></text:span><text:span text:style-name="T25"><text:s/>School District:<text:s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2"/></text:span></text:p>
      <text:p text:style-name="P33"><text:span text:style-name="T34">Teacher/CTE Cert.#:<text:s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text:s text:c="2"/></text:span></text:p>
      <text:p text:style-name="P41"><text:span text:style-name="T42">School Address:<text:s/></text:span><text:span text:style-name="T43"><text:s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s text:c="2"/>City, Zip:<text:s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s/>,WA</text:span></text:p>
      <text:p text:style-name="P56"><text:span text:style-name="T57">School:</text:span><text:span text:style-name="T58"><text:s text:c="2"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text:s text:c="2"/></text:span><text:span text:style-name="T65">School Phone:<text:s/></text:span><text:span text:style-name="T66"><text:tab/></text:span><text:span text:style-name="T67"><text:tab/></text:span><text:span text:style-name="T68"><text:tab/></text:span><text:span text:style-name="T69"><text:tab/><text:s text:c="9"/></text:span><text:span text:style-name="T70"><text:tab/></text:span><text:span text:style-name="T71"><text:s/></text:span></text:p>
      <text:p text:style-name="P72"><text:tab/></text:p>
      <text:p text:style-name="P73"><text:span text:style-name="T74">Billing Address:<text:s/></text:span><text:span text:style-name="T75"><text:s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s text:c="2"/>City, Zip:<text:s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s/>,WA<text:s/></text:span></text:p>
      <text:p text:style-name="P88"><text:span text:style-name="T89">School Email:<text:s/></text:span><text:span text:style-name="T90"><text:s text:c="2"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s text:c="2"/></text:span></text:p>
      <text:p text:style-name="P99"><text:span text:style-name="T100">Alternate Email:<text:s/></text:span><text:span text:style-name="T101"><text:s text:c="5"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text:s/></text:span><text:span text:style-name="T107">Day of in-service Phone:<text:s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s/></text:span></text:p>
      <text:p text:style-name="P113"><text:tab/></text:p>
      <text:p text:style-name="Standard"><text:span text:style-name="T114">Check Number:<text:s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s/></text:span><text:span text:style-name="T121"><text:tab/>PO Number:<text:s/></text:span><text:span text:style-name="T122"><text:s text:c="6"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s/></text:span></text:p>
      <text:p text:style-name="P128"/>
      <text:p text:style-name="P129">Make Checks and POs payable to Washington Applied Math Council (WAMC)</text:p>
      <text:p text:style-name="P130"><text:span text:style-name="T131">Receipts available the day of in-service for non-preregistered</text:span><text:span text:style-name="T132"><text:tab/></text:span><text:span text:style-name="T133"></text:span><text:span text:style-name="T134">P.O. Enclosed</text:span></text:p>
      <text:p text:style-name="P135">The regular price of $185 applies for early in-service registrations ONLY. <text:s/></text:p>
      <text:p text:style-name="P136"><text:span text:style-name="T137">For registrations postmarked after<text:s/></text:span><text:span text:style-name="T138">April 20, 2024</text:span><text:span text:style-name="T139"><text:s/>or on-site the cost is $200.00.</text:span></text:p>
      <text:p text:style-name="P140"><text:tab/></text:p>
      <text:p text:style-name="P141"/>
      <text:p text:style-name="P142"><text:span text:style-name="T143">Please specify which in-service you will attend</text:span><text:span text:style-name="T144">:</text:span></text:p>
      <text:p text:style-name="Standard"><text:span text:style-name="T145">WEST SIDE (In Person Only)<text:s/></text:span><text:span text:style-name="T146"></text:span><text:span text:style-name="T147"><text:tab/></text:span><text:span text:style-name="T148"><text:tab/></text:span><text:span text:style-name="T149"><text:tab/></text:span><text:span text:style-name="T150"><text:tab/>EAST SIDE In Person</text:span><text:span text:style-name="T151"></text:span><text:span text:style-name="T152"><text:tab/>Virtual</text:span><text:span text:style-name="T153"></text:span></text:p>
      <text:p text:style-name="Standard"><text:span text:style-name="T154">WEST SIDE<text:s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EAST SIDE</text:span></text:p>
      <text:p text:style-name="P162">Wednesday, May 8, 2024<text:tab/><text:tab/><text:tab/><text:tab/>Friday, May 17, 2024</text:p>
      <text:p text:style-name="P163">ESD 113<text:tab/><text:tab/><text:tab/><text:tab/><text:tab/><text:tab/>Spokane Community College</text:p>
      <text:p text:style-name="P164">6005 Tyee Drive SW<text:tab/><text:tab/><text:tab/><text:tab/><text:tab/>North 1810 Greene Street</text:p>
      <text:p text:style-name="P165">Tumwater, WA <text:s/>98512<text:tab/><text:tab/><text:tab/><text:tab/><text:tab/>Spokane, WA <text:s/>99207<text:tab/><text:tab/><text:tab/><text:tab/></text:p>
      <text:p text:style-name="P166">8:00 a.m. – 3:30 p.m. (includes lunch)<text:tab/><text:tab/><text:tab/>8:00 a.m. – 3:30 p.m. (includes lunch)</text:p>
      <text:p text:style-name="P167"/>
      <text:p text:style-name="P168"><text:span text:style-name="T169">For directions and additional Information check our web site at,<text:s/></text:span><text:a xlink:href="http://www.wa-appliedmath.org/" office:target-frame-name="_top" xlink:show="replace"><text:span text:style-name="T170">http://www.wa-appliedmath.org/</text:span></text:a></text:p>
      <text:p text:style-name="P171">Fall, Winter, Spring, and Summer Registration forms are available to be downloaded from this site!</text:p>
      <text:p text:style-name="P172"><text:tab/></text:p>
      <text:p text:style-name="P173"><text:span text:style-name="T174">Please register early to ensure your place in this in-service.<text:s/></text:span><text:span text:style-name="T175">Written<text:s/></text:span><text:span text:style-name="T176">cancellations received more than two weeks prior will be charged $30. There are<text:s/></text:span><text:span text:style-name="T177">no refunds<text:s/></text:span><text:span text:style-name="T178">for cancellations received within two weeks of the in-service date or for no-shows.</text:span></text:p>
      <text:p text:style-name="P179"><text:tab/></text:p>
      <text:p text:style-name="P180"><text:span text:style-name="T181">These in-services fulfill, in part, the Assurance Statement signed by the district to continue in-service in the CTE Applied Math program and are approved by OSPI for<text:s/></text:span><text:span text:style-name="T182">six (6) STEM Clock Hours<text:s/></text:span><text:span text:style-name="T183">of credit each.</text:span></text:p>
      <text:p text:style-name="P184"><text:tab/></text:p>
      <text:p text:style-name="P185">WAMC recommends that everyone attend in person if possible. In person participation will be more beneficial to participants.</text:p>
      <text:p text:style-name="P186"/>
      <text:p text:style-name="P187"><text:span text:style-name="T188">For additional information e-mail Nan Johnson: njohnson@wa-appliedmath.org or call 206-249-848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style:font-name="Palatino, 'Book Antiqua'" style:font-name-asian="Palatino, 'Book Antiqua'" style:font-name-complex="Palatino, 'Book Antiqua'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size="18pt" style:font-size-asian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text-properties style:font-name="Palatino, 'Book Antiqua'" style:font-name-asian="Palatino, 'Book Antiqua'" style:font-name-complex="Palatino, 'Book Antiqua'" fo:font-size="11pt" style:font-size-asian="11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eri" style:display-name="Teri" style:family="paragraph" style:parent-style-name="Standard">
      <style:text-properties style:font-name="Palatino, 'Book Antiqua'" style:font-name-asian="Palatino, 'Book Antiqua'" style:font-name-complex="Palatino, 'Book Antiqua'" fo:font-size="12pt" style:font-size-asian="12pt" fo:hyphenate="false"/>
    </style:style>
    <style:style style:name="Textbodyindent" style:display-name="Text body indent" style:family="paragraph" style:parent-style-name="Standard">
      <style:paragraph-properties fo:text-align="center" fo:margin-left="0.375in">
        <style:tab-stops>
          <style:tab-stop style:type="left" style:position="6.5in"/>
        </style:tab-stops>
      </style:paragraph-properties>
      <style:text-properties style:font-name="Palatino, 'Book Antiqua'" style:font-name-asian="Palatino, 'Book Antiqua'" style:font-name-complex="Palatino, 'Book Antiqua'" fo:font-weight="bold" style:font-weight-asian="bold" fo:font-style="italic" style:font-style-asian="italic" fo:font-size="14pt" style:font-size-asian="14pt" fo:hyphenate="false"/>
    </style:style>
    <style:style style:name="BodyText2" style:display-name="Body Text 2" style:family="paragraph" style:parent-style-name="Standard">
      <style:text-properties style:font-name="Palatino, 'Book Antiqua'" style:font-name-asian="Palatino, 'Book Antiqua'" style:font-name-complex="Palatino, 'Book Antiqua'" fo:font-weight="bold" style:font-weight-asian="bold" fo:font-size="12pt" style:font-size-asian="12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pplied Math 2000 – Fall Inservice</dc:title>
    <meta:initial-creator>Ronald Noble</meta:initial-creator>
    <dc:creator>Katie Ventura</dc:creator>
    <meta:creation-date>2023-06-06T17:51:00Z</meta:creation-date>
    <dc:date>2023-06-06T17:51:00Z</dc:date>
    <meta:print-date>2013-10-13T17:25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56" meta:character-count="2385" meta:row-count="16" meta:non-whitespace-character-count="2033"/>
  </office:meta>
</office:document-meta>
</file>